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Helvetica Neue" svg:font-family="'Helvetica Neue', Helvetica, Arial, sans-serif"/>
    <style:font-face style:name="Menlo" svg:font-family="Menlo, Monaco, Consolas, 'Courier New',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fo:padding="0in" fo:border="none"/>
    </style:style>
    <style:style style:name="T1" style:family="text">
      <style:text-properties fo:font-variant="normal" fo:text-transform="none" fo:color="#333333" style:font-name="Helvetica Neue" fo:font-size="10.5pt" fo:letter-spacing="normal" fo:font-style="normal" fo:font-weight="normal"/>
    </style:style>
    <style:style style:name="T2" style:family="text">
      <style:text-properties fo:font-variant="normal" fo:text-transform="none" fo:color="#333333" style:font-name="Helvetica Neue" fo:font-size="10.5pt" fo:letter-spacing="normal" fo:font-style="normal" fo:font-weight="normal" style:font-style-asian="normal" style:font-style-complex="normal"/>
    </style:style>
    <style:style style:name="T3" style:family="text">
      <style:text-properties fo:font-variant="normal" fo:text-transform="none" fo:color="#333333" fo:letter-spacing="normal"/>
    </style:style>
    <style:style style:name="T4" style:family="text">
      <style:text-properties fo:font-variant="normal" fo:text-transform="none" fo:color="#000000" style:font-name="Menlo" fo:font-size="9pt" fo:letter-spacing="normal" fo:font-style="normal" fo:font-weight="normal" fo:background-color="#f2f2f2"/>
    </style:style>
    <style:style style:name="T5" style:family="text">
      <style:text-properties fo:font-variant="normal" fo:text-transform="none" fo:color="#000000" style:font-name="Menlo" fo:font-size="9pt" fo:letter-spacing="normal" fo:font-style="normal" fo:font-weight="normal" fo:background-color="#f2f2f2"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ow can D3 access and change the DOM? What do </text:span><text:span text:style-name="Source_20_Text"><text:span text:style-name="T4">select</text:span></text:span><text:span text:style-name="T3"> </text:span><text:span text:style-name="T1">and </text:span><text:span text:style-name="Source_20_Text"><text:span text:style-name="T4">selectAll</text:span></text:span><text:span text:style-name="T3"> </text:span><text:span text:style-name="T1">do?</text:span> </text:p>
      <text:p text:style-name="P1"><text:tab/>D3 kan de DOM veranderen door specifieke dingen te selecteren en te manipuleren. Select en SelectAll selecteren alle groepen (arrays) van een bepaalde groep. Je selecteert bijvoorbeeld alle arrays “g”, en select is dus zelf een array van een groep en iedere groep is een array van elementen (bijvoorbeeld atributen). Met select selecteer je een nauw gespecificeerd element, of het eerste element binnen bijvoorbeeld groep “g”.</text:p>
      <text:p text:style-name="P1"/>
      <text:p text:style-name="P1"><text:span text:style-name="T1">What are the </text:span><text:span text:style-name="Source_20_Text"><text:span text:style-name="T4">d</text:span></text:span><text:span text:style-name="T3"> </text:span><text:span text:style-name="T1">and </text:span><text:span text:style-name="Source_20_Text"><text:span text:style-name="T4">i</text:span></text:span><text:span text:style-name="T3"> </text:span><text:span text:style-name="T1">in </text:span><text:span text:style-name="Source_20_Text"><text:span text:style-name="T4">function(d){}</text:span></text:span><text:span text:style-name="T3"> </text:span><text:span text:style-name="T1">and </text:span><text:span text:style-name="Source_20_Text"><text:span text:style-name="T4">function(d, i){}</text:span></text:span><text:span text:style-name="T1">?</text:span></text:p>
      <text:p text:style-name="P1"><text:span text:style-name="T1"><text:tab/>De d is de data die gerelateerd is aan de selectie en de </text:span><text:span text:style-name="T2">I is de index van de elementen binnen een geselecteerde groep.</text:span></text:p>
      <text:p text:style-name="P1"><text:span text:style-name="T2"/></text:p>
      <text:p text:style-name="P1"><text:span text:style-name="T2">Write sample lines of JavaScript to add a </text:span><text:span text:style-name="Source_20_Text"><text:span text:style-name="T5">div</text:span></text:span><text:span text:style-name="T2"> element with class “barChart1” and to add an svg element with class “barChart2” with square dimensions.</text:span></text:p>
      <text:p text:style-name="P1"><text:span text:style-name="T2"><text:tab/></text:span></text:p>
      <text:p text:style-name="P1"><text:span text:style-name="T2"><text:tab/>var barChart1 = d3.select(“body”).append(“div”)</text:span></text:p>
      <text:p text:style-name="P1"><text:span text:style-name="T2"><text:tab/>var barChart2 = d3.select(“body”).append(“svg”)</text:span></text:p>
      <text:p text:style-name="P1"><text:span text:style-name="T2"><text:tab/><text:tab/>.attr(“width”, 400)</text:span></text:p>
      <text:p text:style-name="P1"><text:span text:style-name="T2"><text:tab/><text:tab/>.attr(“height”, 400)</text:span></text:p>
      <text:p text:style-name="P1"/>
      <text:p text:style-name="P1"><text:span text:style-name="T1">Describe </text:span><text:span text:style-name="Source_20_Text"><text:span text:style-name="T4">append</text:span></text:span><text:span text:style-name="T1">, </text:span><text:span text:style-name="Source_20_Text"><text:span text:style-name="T4">update</text:span></text:span><text:span text:style-name="T1">, </text:span><text:span text:style-name="Source_20_Text"><text:span text:style-name="T4">enter</text:span></text:span><text:span text:style-name="T1">, and </text:span><text:span text:style-name="Source_20_Text"><text:span text:style-name="T4">exit</text:span></text:span><text:span text:style-name="T3"> </text:span><text:span text:style-name="T1">at a high level. What does “selectAll + data + enter + append” refer to?</text:span> </text:p>
      <text:p text:style-name="P1"><text:tab/>.append appends an element to an array.</text:p>
      <text:p text:style-name="P1"><text:tab/>.update update de code zodat de nieuwe data gematched kan worden</text:p>
      <text:p text:style-name="P1"><text:tab/>.enter creëert een data array en mapt de invoer data zonder match aan keys</text:p>
      <text:p text:style-name="P1"><text:tab/>.exit selecteert dataelementen zonder match en stelt je in staat deze te manipuleren</text:p>
      <text:p text:style-name="P1"/>
      <text:p text:style-name="P1"><text:tab/>selectAll + data + enter + append: je selecteert alle elementen, je selecteert je data, je matched je <text:tab/>data aan keys en voor iedere key maak je een nieuw element aan in je array.</text:p>
      <text:p text:style-name="P1"/>
      <text:p text:style-name="P1"><text:span text:style-name="T1">What are the main differences between drawing a bar chart with HTML and SVG?</text:span></text:p>
      <text:p text:style-name="P1"><text:span text:style-name="T1"><text:tab/>SVG's zijn dynamisch en HTML code niet. SVG's kan je op basis van data veranderen en <text:tab/>manipuleren zonder steeds nieuwe regels html toe te voegen of te veranderen.</text:span></text:p>
      <text:p text:style-name="P1"><text:span text:style-name="T1"/></text:p>
      <text:p text:style-name="P1"><text:span text:style-name="T1">In drawing the simple bar chart with D3 and SVG, what elements were appended, and what parts of the graph did these elements correspond to?</text:span></text:p>
      <text:p text:style-name="P1"><text:span text:style-name="T1"><text:tab/>De containers voor de bars en de bars zelf worden geappend aan svg. SVG is het canvas, de containers zijn de verschillende velden van de bars en de bars zelf zijn de inhoud van deze containers. Iedere bar heeft zijn eigen container en deze containers zitten allemaal 'in' de svg contain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Helvetica Neue" svg:font-family="'Helvetica Neue', Helvetica, Arial, sans-serif"/>
    <style:font-face style:name="Menlo" svg:font-family="Menlo, Monaco, Consolas, 'Courier New', 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25T19:21:32.79</meta:creation-date>
    <dc:date>2016-11-25T19:54:51.08</dc:date>
    <meta:editing-duration>PT2M7S</meta:editing-duration>
    <meta:editing-cycles>1</meta:editing-cycles>
    <meta:generator>OpenOffice/4.1.2$Win32 OpenOffice.org_project/412m3$Build-9782</meta:generator>
    <meta:document-statistic meta:table-count="0" meta:image-count="0" meta:object-count="0" meta:page-count="1" meta:paragraph-count="20" meta:word-count="370" meta:character-count="2192"/>
  </office:meta>
</office:document-meta>
</file>